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1-title">
      <style:graphic-properties draw:opacity="0%" fo:min-height="3.507cm"/>
    </style:style>
    <style:style style:name="pr4" style:family="presentation" style:parent-style-name="Lights1-outline1">
      <style:graphic-properties draw:fill-color="#333333" draw:opacity="100%" fo:min-height="12.737cm"/>
    </style:style>
    <style:style style:name="pr5" style:family="presentation" style:parent-style-name="Lights1-notes">
      <style:graphic-properties draw:fill-color="#ffffff" draw:auto-grow-height="true" fo:min-height="13.364cm"/>
    </style:style>
    <style:style style:name="pr6" style:family="presentation" style:parent-style-name="Lights1-outline1">
      <style:graphic-properties draw:fill-color="#333333" draw:opacity="0%" fo:min-height="12.737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ffffff" fo:font-size="32pt" style:font-size-asian="32pt" style:font-size-complex="32pt"/>
    </style:style>
    <style:style style:name="P5" style:family="paragraph">
      <loext:graphic-properties draw:opacity="0%"/>
      <style:paragraph-properties fo:text-align="center"/>
      <style:text-properties fo:color="#ffffff" fo:font-size="32pt" style:font-size-asian="32pt" style:font-size-complex="32pt"/>
    </style:style>
    <style:style style:name="P6" style:family="paragraph">
      <loext:graphic-properties draw:fill-color="#333333" draw:opacity="100%"/>
    </style:style>
    <style:style style:name="P7" style:family="paragraph">
      <loext:graphic-properties draw:fill-color="#333333" draw:opacity="0%"/>
    </style:style>
    <style:style style:name="P8" style:family="paragraph">
      <style:text-properties fo:font-size="111pt" style:font-size-asian="111pt" style:font-size-complex="111pt"/>
    </style:style>
    <style:style style:name="P9" style:family="paragraph">
      <loext:graphic-properties draw:fill-color="#333333" draw:opacity="100%"/>
      <style:text-properties fo:font-size="111pt" style:font-size-asian="111pt" style:font-size-complex="111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variant="normal" fo:text-transform="none" fo:color="#cc7832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9b7c6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c66d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897bb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a8759" style:text-outline="false" style:text-line-through-style="none" style:text-line-through-type="none" style:font-name="DejaVu Sans Mono" fo:font-size="13.5pt" fo:font-style="normal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7832" style:text-outline="false" style:text-line-through-style="none" style:text-line-through-type="none" style:font-name="DejaVu Sans Mono" fo:font-size="111pt" fo:font-style="normal" fo:text-shadow="none" style:text-underline-style="none" fo:font-weight="normal" style:letter-kerning="true" style:font-name-asian="DejaVu Sans Mono" style:font-size-asian="111pt" style:font-name-complex="DejaVu Sans Mono" style:font-size-complex="111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11pt" fo:font-style="normal" fo:text-shadow="none" style:text-underline-style="none" fo:font-weight="normal" style:letter-kerning="true" style:font-name-asian="DejaVu Sans Mono" style:font-size-asian="111pt" style:font-name-complex="DejaVu Sans Mono" style:font-size-complex="111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11pt" fo:font-style="normal" fo:text-shadow="none" style:text-underline-style="none" fo:font-weight="normal" style:letter-kerning="true" style:font-name-asian="DejaVu Sans Mono" style:font-size-asian="111pt" style:font-name-complex="DejaVu Sans Mono" style:font-size-complex="111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c66d" style:text-outline="false" style:text-line-through-style="none" style:text-line-through-type="none" style:font-name="DejaVu Sans Mono" fo:font-size="111pt" fo:font-style="normal" fo:text-shadow="none" style:text-underline-style="none" fo:font-weight="normal" style:letter-kerning="true" style:font-name-asian="DejaVu Sans Mono" style:font-size-asian="111pt" style:font-name-complex="DejaVu Sans Mono" style:font-size-complex="111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DejaVu Sans Mono" fo:font-size="111pt" fo:font-style="normal" fo:text-shadow="none" style:text-underline-style="none" fo:font-weight="normal" style:letter-kerning="true" style:font-name-asian="DejaVu Sans Mono" style:font-size-asian="111pt" style:font-name-complex="DejaVu Sans Mono" style:font-size-complex="111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font-style="italic" fo:text-shadow="none" style:text-underline-style="none" fo:font-weight="normal" style:letter-kerning="true" style:font-name-asian="DejaVu Sans Mono" style:font-size-asian="13.5pt" style:font-style-asian="italic" style:font-name-complex="DejaVu Sans Mono" style:font-size-complex="13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c66d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897bb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a8759" style:text-outline="false" style:text-line-through-style="none" style:text-line-through-type="none" style:font-name="DejaVu Sans Mono" fo:font-size="13.5pt" fo:text-shadow="none" style:text-underline-style="none" fo:font-weight="normal" style:letter-kerning="true" style:font-name-asian="DejaVu Sans Mono" style:font-size-asian="13.5pt" style:font-name-complex="DejaVu Sans Mono" style:font-size-complex="13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8.8cm" presentation:class="title" presentation:user-transformed="true">
          <draw:text-box>
            <text:p text:style-name="P1"><text:span text:style-name="T1">Fluent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Найпростіший приклад реалізації сутності User</text:span></text:p>
          </draw:text-box>
        </draw:frame>
        <draw:frame presentation:style-name="pr4" draw:text-style-name="P6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Simple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 <text:s text:c="3"/></text:span><text:span text:style-name="T3">public </text:span><text:span text:style-name="T5">$id</text:span><text:span text:style-name="T3">;</text:span><text:span text:style-name="T3"><text:line-break/></text:span><text:span text:style-name="T3"> <text:s text:c="3"/>public </text:span><text:span text:style-name="T5">$name</text:span><text:span text:style-name="T3">;</text:span><text:span text:style-name="T3"><text:line-break/></text:span><text:span text:style-name="T3"> <text:s text:c="3"/>public </text:span><text:span text:style-name="T5">$password</text:span><text:span text:style-name="T3">;</text:span><text:span text:style-name="T3"><text:line-break/></text:span><text:span text:style-name="T4">}</text:span></text:p>
          </draw:text-box>
        </draw:frame>
        <draw:frame presentation:style-name="pr4" draw:text-style-name="P6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Simple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Simp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Simple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id </text:span><text:span text:style-name="T4">= </text:span><text:span text:style-name="T7">1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name </text:span><text:span text:style-name="T4">= </text:span><text:span text:style-name="T8">'John'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5">password </text:span><text:span text:style-name="T4">= </text:span><text:span text:style-name="T8">'12345'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[</text:span><text:span text:style-name="T8">'id' </text:span><text:span text:style-name="T4">=&gt; </text:span><text:span text:style-name="T7">1</text:span><text:span text:style-name="T3">, </text:span><text:span text:style-name="T8">'name' </text:span><text:span text:style-name="T4">=&gt; </text:span><text:span text:style-name="T8">'John'</text:span><text:span text:style-name="T3">, </text:span><text:span text:style-name="T8">'password' </text:span><text:span text:style-name="T4">=&gt; </text:span><text:span text:style-name="T8">'*****'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Безпечніший спосіб</text:span></text:p>
          </draw:text-box>
        </draw:frame>
        <draw:frame presentation:style-name="pr4" draw:text-style-name="P6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Id</text:span><text:span text:style-name="T4">(</text:span><text:span text:style-name="T3">int </text:span><text:span text:style-name="T5">$i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id </text:span><text:span text:style-name="T4">= </text:span><text:span text:style-name="T5">$id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Name</text:span><text:span text:style-name="T4">(</text:span><text:span text:style-name="T3">string </text:span><text:span text:style-name="T5">$name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name </text:span><text:span text:style-name="T4">= </text:span><text:span text:style-name="T5">$name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Password</text:span><text:span text:style-name="T4">(</text:span><text:span text:style-name="T3">string </text:span><text:span text:style-name="T5">$password</text:span><text:span text:style-name="T4">) : </text:span><text:span text:style-name="T3">void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if </text:span><text:span text:style-name="T4">(</text:span><text:span text:style-name="T5">$this</text:span><text:span text:style-name="T4">-&gt;</text:span><text:span text:style-name="T6">validatePassword</text:span><text:span text:style-name="T4">(</text:span><text:span text:style-name="T5">$password</text:span><text:span text:style-name="T4">)) {</text:span><text:span text:style-name="T4"><text:line-break/></text:span><text:span text:style-name="T4"> <text:s text:c="11"/></text:span><text:span text:style-name="T5">$this</text:span><text:span text:style-name="T4">-&gt;</text:span><text:span text:style-name="T5">password </text:span><text:span text:style-name="T4">= </text:span><text:span text:style-name="T5">$password</text:span><text:span text:style-name="T3">;</text:span><text:span text:style-name="T3"><text:line-break/></text:span><text:span text:style-name="T3"> <text:s text:c="7"/></text:span><text:span text:style-name="T4">}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</text:span><text:span text:style-name="T3">protected function </text:span><text:span text:style-name="T6">validatePassword</text:span><text:span text:style-name="T4">(</text:span><text:span text:style-name="T5">$password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return </text:span><text:span text:style-name="T4">(strlen(</text:span><text:span text:style-name="T5">$password</text:span><text:span text:style-name="T4">) &gt;= </text:span><text:span text:style-name="T7">3</text:span><text:span text:style-name="T4">) &amp;&amp; (strlen(</text:span><text:span text:style-name="T5">$password</text:span><text:span text:style-name="T4">) &lt;= </text:span><text:span text:style-name="T7">32</text:span><text:span text:style-name="T4"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6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Id</text:span><text:span text:style-name="T4">(</text:span><text:span text:style-name="T7">2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Name</text:span><text:span text:style-name="T4">(</text:span><text:span text:style-name="T8">'Jack'</text:span><text:span text:style-name="T4">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Password</text:span><text:span text:style-name="T4">(</text:span><text:span text:style-name="T8">'123qwerty456'</text:span><text:span text:style-name="T4">)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[</text:span><text:span text:style-name="T8">'id' </text:span><text:span text:style-name="T4">=&gt; </text:span><text:span text:style-name="T7">2</text:span><text:span text:style-name="T3">, </text:span><text:span text:style-name="T8">'name' </text:span><text:span text:style-name="T4">=&gt; </text:span><text:span text:style-name="T8">'Jack'</text:span><text:span text:style-name="T3">, </text:span><text:span text:style-name="T8">'password' </text:span><text:span text:style-name="T4">=&gt; </text:span><text:span text:style-name="T8">'************'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Використовуючи Fluent Interface</text:span></text:p>
          </draw:text-box>
        </draw:frame>
        <draw:frame presentation:style-name="pr4" draw:text-style-name="P6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UserFluent </text:span><text:span text:style-name="T3">extends </text:span><text:span text:style-name="T4">AbstractUser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rotected </text:span><text:span text:style-name="T5">$id</text:span><text:span text:style-name="T3">;</text:span><text:span text:style-name="T3"><text:line-break/></text:span><text:span text:style-name="T3"> <text:s text:c="3"/>protected </text:span><text:span text:style-name="T5">$name</text:span><text:span text:style-name="T3">;</text:span><text:span text:style-name="T3"><text:line-break/></text:span><text:span text:style-name="T3"> <text:s text:c="3"/>protected </text:span><text:span text:style-name="T5">$password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setId</text:span><text:span text:style-name="T4">(</text:span><text:span text:style-name="T3">int </text:span><text:span text:style-name="T5">$id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id </text:span><text:span text:style-name="T4">= </text:span><text:span text:style-name="T5">$id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Name</text:span><text:span text:style-name="T4">(</text:span><text:span text:style-name="T3">string </text:span><text:span text:style-name="T5">$name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name </text:span><text:span text:style-name="T4">= </text:span><text:span text:style-name="T5">$name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setPassword</text:span><text:span text:style-name="T4">(</text:span><text:span text:style-name="T3">string </text:span><text:span text:style-name="T5">$password</text:span><text:span text:style-name="T4">) 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if </text:span><text:span text:style-name="T4">(</text:span><text:span text:style-name="T5">$this</text:span><text:span text:style-name="T4">-&gt;</text:span><text:span text:style-name="T6">validatePassword</text:span><text:span text:style-name="T4">(</text:span><text:span text:style-name="T5">$password</text:span><text:span text:style-name="T4">)) {</text:span><text:span text:style-name="T4"><text:line-break/></text:span><text:span text:style-name="T4"> <text:s text:c="11"/></text:span><text:span text:style-name="T5">$this</text:span><text:span text:style-name="T4">-&gt;</text:span><text:span text:style-name="T5">password </text:span><text:span text:style-name="T4">= </text:span><text:span text:style-name="T5">$password</text:span><text:span text:style-name="T3">;</text:span><text:span text:style-name="T3"><text:line-break/></text:span><text:span text:style-name="T3"> <text:s text:c="7"/></text:span><text:span text:style-name="T4">}</text:span><text:span text:style-name="T4"><text:line-break/></text:span><text:span text:style-name="T4"> <text:s text:c="7"/></text:span><text:span text:style-name="T3"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rotected function </text:span><text:span text:style-name="T6">validatePassword</text:span><text:span text:style-name="T4">(</text:span><text:span text:style-name="T5">$password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return </text:span><text:span text:style-name="T4">(strlen(</text:span><text:span text:style-name="T5">$password</text:span><text:span text:style-name="T4">) &gt;= </text:span><text:span text:style-name="T7">3</text:span><text:span text:style-name="T4">) &amp;&amp; (strlen(</text:span><text:span text:style-name="T5">$password</text:span><text:span text:style-name="T4">) &lt;= </text:span><text:span text:style-name="T7">32</text:span><text:span text:style-name="T4"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6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UserFluent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Us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UserFluent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user </text:span><text:span text:style-name="T4">= </text:span><text:span text:style-name="T3">new </text:span><text:span text:style-name="T4">UserFluent()</text:span><text:span text:style-name="T3">;</text:span><text:span text:style-name="T3"><text:line-break/></text:span><text:span text:style-name="T3"> <text:s text:c="7"/></text:span><text:span text:style-name="T5">$user</text:span><text:span text:style-name="T4">-&gt;</text:span><text:span text:style-name="T6">setId</text:span><text:span text:style-name="T4">(</text:span><text:span text:style-name="T7">666</text:span><text:span text:style-name="T4">)</text:span><text:span text:style-name="T4"><text:line-break/></text:span><text:span text:style-name="T4"> <text:s text:c="12"/>-&gt;</text:span><text:span text:style-name="T6">setName</text:span><text:span text:style-name="T4">(</text:span><text:span text:style-name="T8">'H@ck3R'</text:span><text:span text:style-name="T4">)</text:span><text:span text:style-name="T4"><text:line-break/></text:span><text:span text:style-name="T4"> <text:s text:c="6"/>-&gt;</text:span><text:span text:style-name="T6">setPassword</text:span><text:span text:style-name="T4">(</text:span><text:span text:style-name="T8">'y0U_sH@LL_N0t_p@55'</text:span><text:span text:style-name="T4">)</text:span><text:span text:style-name="T3">;</text:span><text:span text:style-name="T3"><text:line-break/>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</text:span><text:span text:style-name="T4">[</text:span><text:span text:style-name="T4"><text:line-break/></text:span><text:span text:style-name="T4"> <text:s text:c="3"/></text:span><text:span text:style-name="T3">'id' </text:span><text:span text:style-name="T4">=&gt; </text:span><text:span text:style-name="T7">666</text:span><text:span text:style-name="T4">,</text:span><text:span text:style-name="T4"><text:line-break/></text:span><text:span text:style-name="T4"> <text:s text:c="3"/></text:span><text:span text:style-name="T8">'name' </text:span><text:span text:style-name="T4">=&gt; </text:span><text:span text:style-name="T3">'H@ck3R'</text:span><text:span text:style-name="T4">,</text:span><text:span text:style-name="T4"><text:line-break/></text:span><text:span text:style-name="T4"> <text:s text:c="3"/></text:span><text:span text:style-name="T8">'password' </text:span><text:span text:style-name="T4">=&gt; </text:span><text:span text:style-name="T8">'******************'</text:span><text:span text:style-name="T8"><text:line-break/></text:span><text:span text:style-name="T8"><text:tab/></text:span><text:span text:style-name="T8"><text:tab/></text:span><text:span text:style-name="T8"><text:tab/></text:span><text:span text:style-name="T4">]</text:span><text:span text:style-name="T3">,</text:span><text:span text:style-name="T3"><text:line-break/></text:span><text:span text:style-name="T3"> <text:s text:c="11"/></text:span><text:span text:style-name="T5">$user</text:span><text:span text:style-name="T4">-&gt;</text:span><text:span text:style-name="T6">getData</text:span><text:span text:style-name="T4">(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Переваги</text:span></text:p>
          </draw:text-box>
        </draw:frame>
        <draw:frame presentation:style-name="pr6" draw:text-style-name="P7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Немає необхідності щоразу вказувати змінну для якої викликається кілька методів підряд</text:p>
              </text:list-item>
              <text:list-item>
                <text:p>Покращує читабельність код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Можливі проблеми при використанні:</text:span></text:p>
          </draw:text-box>
        </draw:frame>
        <draw:frame presentation:style-name="pr6" draw:text-style-name="P7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Порушує принцип інкапсуляції</text:p>
              </text:list-item>
              <text:list-item>
                <text:p>Можливі проблеми при роботі з декораторо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Порушення інкапсуляції</text:span></text:p>
          </draw:text-box>
        </draw:frame>
        <draw:frame presentation:style-name="pr4" draw:text-style-name="P6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interface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</text:span><text:span text:style-name="T3">self;</text:span><text:span text:style-name="T3"><text:line-break/></text:span><text:span text:style-name="T3"><text:line-break/></text:span><text:span text:style-name="T3"> <text:s text:c="3"/>public function </text:span><text:span text:style-name="T6">getCount</text:span><text:span text:style-name="T4">() : </text:span><text:span text:style-name="T3">int;</text:span><text:span text:style-name="T3"><text:line-break/></text:span><text:span text:style-name="T3"><text:line-break/></text:span><text:span text:style-name="T4">}</text:span></text:p>
            <text:p><text:span text:style-name="T3">class </text:span><text:span text:style-name="T4">FluentCounter </text:span><text:span text:style-name="T3">implements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 <text:s text:c="3"/></text:span><text:span text:style-name="T3">private </text:span><text:span text:style-name="T5">$count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__construct</text:span><text:span text:style-name="T4">(</text:span><text:span text:style-name="T3">int </text:span><text:span text:style-name="T5">$count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 </text:span><text:span text:style-name="T4">= </text:span><text:span text:style-name="T5">$count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FluentCounterInterface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</text:span><text:span text:style-name="T4">++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getCount</text:span><text:span text:style-name="T4">() : </text:span><text:span text:style-name="T3">int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5">$this</text:span><text:span text:style-name="T4">-&gt;</text:span><text:span text:style-name="T5">count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9" draw:layer="layout" svg:width="12.4cm" svg:height="15.4cm" svg:x="14cm" svg:y="4.8cm" presentation:class="outline" presentation:user-transformed="true">
          <draw:text-box>
            <text:p text:style-name="P8"><text:span text:style-name="T9">&lt;?php</text:span><text:span text:style-name="T9"><text:line-break/></text:span><text:span text:style-name="T9"><text:line-break/></text:span><text:span text:style-name="T9">namespace </text:span><text:span text:style-name="T10">Fluent</text:span><text:span text:style-name="T9">;</text:span><text:span text:style-name="T9"><text:line-break/></text:span><text:span text:style-name="T9"><text:line-break/></text:span><text:span text:style-name="T9">class </text:span><text:span text:style-name="T10">FluentCounterImmutable </text:span><text:span text:style-name="T9">implements </text:span><text:span text:style-name="T10">FluentCounterInterface</text:span><text:span text:style-name="T10"><text:line-break/></text:span><text:span text:style-name="T10">{</text:span><text:span text:style-name="T10"><text:line-break/></text:span><text:span text:style-name="T10"><text:line-break/></text:span><text:span text:style-name="T10"> <text:s text:c="3"/></text:span><text:span text:style-name="T9">private </text:span><text:span text:style-name="T11">$count</text:span><text:span text:style-name="T9">;</text:span><text:span text:style-name="T9"><text:line-break/></text:span><text:span text:style-name="T9"><text:line-break/></text:span><text:span text:style-name="T9"> <text:s text:c="3"/>public function </text:span><text:span text:style-name="T12">__construct</text:span><text:span text:style-name="T10">(</text:span><text:span text:style-name="T9">int </text:span><text:span text:style-name="T11">$count</text:span><text:span text:style-name="T10">)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11">$this</text:span><text:span text:style-name="T10">-&gt;</text:span><text:span text:style-name="T11">count </text:span><text:span text:style-name="T10">= </text:span><text:span text:style-name="T11">$count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function </text:span><text:span text:style-name="T12">count</text:span><text:span text:style-name="T10">() : FluentCounterInterface</text:span><text:span text:style-name="T10"><text:line-break/></text:span><text:span text:style-name="T10"> <text:s text:c="3"/>{</text:span><text:span text:style-name="T10"><text:line-break/></text:span><text:span text:style-name="T10"> <text:s text:c="7"/></text:span><text:span text:style-name="T9">return new self</text:span><text:span text:style-name="T10">(</text:span><text:span text:style-name="T11">$this</text:span><text:span text:style-name="T10">-&gt;</text:span><text:span text:style-name="T11">count</text:span><text:span text:style-name="T10">+</text:span><text:span text:style-name="T13">1</text:span><text:span text:style-name="T10">)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function </text:span><text:span text:style-name="T12">getCount</text:span><text:span text:style-name="T10">() : </text:span><text:span text:style-name="T9">int</text:span><text:span text:style-name="T9"><text:line-break/></text:span><text:span text:style-name="T9"> <text:s text:c="3"/></text:span><text:span text:style-name="T10">{</text:span><text:span text:style-name="T10"><text:line-break/></text:span><text:span text:style-name="T10"> <text:s text:c="7"/></text:span><text:span text:style-name="T9">return </text:span><text:span text:style-name="T11">$this</text:span><text:span text:style-name="T10">-&gt;</text:span><text:span text:style-name="T11">count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Порушення інкапсуляції</text:span></text:p>
          </draw:text-box>
        </draw:frame>
        <draw:frame presentation:style-name="pr4" draw:text-style-name="P6" draw:layer="layout" svg:width="24.8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FluentCounter</text:span><text:span text:style-name="T3">;</text:span><text:span text:style-name="T3"><text:line-break/></text:span><text:span text:style-name="T3">use </text:span><text:span text:style-name="T4">Fluent\FluentCounterImmutable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FluentCount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Simp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 </text:span><text:span text:style-name="T7">3</text:span><text:span text:style-name="T3">, </text:span><text:span text:style-name="T5">$counter</text:span><text:span text:style-name="T4">-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Immutable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Immutable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7">3</text:span><text:span text:style-name="T3">, </text:span><text:span text:style-name="T5">$counter</text:span><text:span text:style-name="T4">-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FluentImmutableFixed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counter </text:span><text:span text:style-name="T4">= </text:span><text:span text:style-name="T3">new </text:span><text:span text:style-name="T4">FluentCounterImmutable(</text:span><text:span text:style-name="T7">0</text:span><text:span text:style-name="T4">)</text:span><text:span text:style-name="T3">;</text:span><text:span text:style-name="T3"><text:line-break/></text:span><text:span text:style-name="T3"> <text:s text:c="7"/></text:span><text:span text:style-name="T5">$counter </text:span><text:span text:style-name="T4">= </text:span><text:span text:style-name="T5">$counte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7">3</text:span><text:span text:style-name="T3">, </text:span><text:span text:style-name="T5">$counter</text:span><text:span text:style-name="T4">-&gt;</text:span><text:span text:style-name="T6">getCount</text:span><text:span text:style-name="T4">()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Декоратор</text:span></text:p>
          </draw:text-box>
        </draw:frame>
        <draw:frame presentation:style-name="pr4" draw:text-style-name="P6" draw:layer="layout" svg:width="23.4cm" svg:height="15.4cm" svg:x="2.2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FluentCounterDecorator </text:span><text:span text:style-name="T3">implements </text:span><text:span text:style-name="T4">FluentCounterInterfac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rivate </text:span><text:span text:style-name="T5">$counter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__construct</text:span><text:span text:style-name="T4">(FluentCounterInterface </text:span><text:span text:style-name="T5">$counter</text:span><text:span text:style-name="T4">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this</text:span><text:span text:style-name="T4">-&gt;</text:span><text:span text:style-name="T5">counter </text:span><text:span text:style-name="T4">= </text:span><text:span text:style-name="T5">$counter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count</text:span><text:span text:style-name="T4">() : FluentCounterInterface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3">echo </text:span><text:span text:style-name="T14">__METHOD__ </text:span><text:span text:style-name="T4">. </text:span><text:span text:style-name="T14">PHP_EOL</text:span><text:span text:style-name="T3">;</text:span><text:span text:style-name="T3"><text:line-break/></text:span><text:span text:style-name="T3"> <text:s text:c="7"/>return </text:span><text:span text:style-name="T5">$this</text:span><text:span text:style-name="T4">-&gt;</text:span><text:span text:style-name="T5">counter</text:span><text:span text:style-name="T4">-&gt;</text:span><text:span text:style-name="T6">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getCount</text:span><text:span text:style-name="T4">() : </text:span><text:span text:style-name="T3">int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5">$this</text:span><text:span text:style-name="T4">-&gt;</text:span><text:span text:style-name="T5">counter</text:span><text:span text:style-name="T4">-&gt;</text:span><text:span text:style-name="T6">get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Декоратор</text:span></text:p>
          </draw:text-box>
        </draw:frame>
        <draw:frame presentation:style-name="pr4" draw:text-style-name="P6" draw:layer="layout" svg:width="23.4cm" svg:height="15.4cm" svg:x="2.2cm" svg:y="4.8cm" presentation:class="outline" presentation:user-transformed="true">
          <draw:text-box>
            <text:p><text:span text:style-name="T15">&lt;?php</text:span><text:span text:style-name="T15"><text:line-break/></text:span><text:span text:style-name="T15"><text:line-break/></text:span><text:span text:style-name="T15">namespace </text:span><text:span text:style-name="T16">Tests</text:span><text:span text:style-name="T15">;</text:span><text:span text:style-name="T15"><text:line-break/></text:span><text:span text:style-name="T15"><text:line-break/></text:span><text:span text:style-name="T15">use </text:span><text:span text:style-name="T16">Fluent\FluentCounter</text:span><text:span text:style-name="T15">;</text:span><text:span text:style-name="T15"><text:line-break/></text:span><text:span text:style-name="T15">use </text:span><text:span text:style-name="T16">Fluent\FluentCounterDecorator</text:span><text:span text:style-name="T15">;</text:span><text:span text:style-name="T15"><text:line-break/></text:span><text:span text:style-name="T15">use </text:span><text:span text:style-name="T16">PHPUnit\Framework\TestCase</text:span><text:span text:style-name="T15">;</text:span><text:span text:style-name="T15"><text:line-break/></text:span><text:span text:style-name="T15"><text:line-break/></text:span><text:span text:style-name="T15">class </text:span><text:span text:style-name="T16">FluentDecoratorTest </text:span><text:span text:style-name="T15">extends </text:span><text:span text:style-name="T16">TestCase</text:span><text:span text:style-name="T16"><text:line-break/></text:span><text:span text:style-name="T16">{</text:span><text:span text:style-name="T16"><text:line-break/></text:span><text:span text:style-name="T16"><text:line-break/></text:span><text:span text:style-name="T16"> <text:s text:c="3"/></text:span><text:span text:style-name="T15">public function </text:span><text:span text:style-name="T17">testDecorator</text:span><text:span text:style-name="T16">()</text:span><text:span text:style-name="T16"><text:line-break/></text:span><text:span text:style-name="T16"> <text:s text:c="3"/>{</text:span><text:span text:style-name="T16"><text:line-break/></text:span><text:span text:style-name="T16"> <text:s text:c="7"/></text:span><text:span text:style-name="T18">$decorator </text:span><text:span text:style-name="T16">= </text:span><text:span text:style-name="T15">new </text:span><text:span text:style-name="T16">FluentCounterDecorator(</text:span><text:span text:style-name="T15">new </text:span><text:span text:style-name="T16">FluentCounter(</text:span><text:span text:style-name="T19">0</text:span><text:span text:style-name="T16">))</text:span><text:span text:style-name="T15">;</text:span><text:span text:style-name="T15"><text:line-break/></text:span><text:span text:style-name="T15"> <text:s text:c="7"/></text:span><text:span text:style-name="T18">$this</text:span><text:span text:style-name="T16">-&gt;</text:span><text:span text:style-name="T17">expectOutputString</text:span><text:span text:style-name="T16">(str_repeat(FluentCounterDecorator::</text:span><text:span text:style-name="T15">class </text:span><text:span text:style-name="T16">. </text:span><text:span text:style-name="T20">'::count' </text:span><text:span text:style-name="T16">. </text:span><text:span text:style-name="T14">PHP_EOL</text:span><text:span text:style-name="T15">, </text:span><text:span text:style-name="T19">3</text:span><text:span text:style-name="T16">))</text:span><text:span text:style-name="T15">;</text:span><text:span text:style-name="T15"><text:line-break/></text:span><text:span text:style-name="T15"> <text:s text:c="7"/></text:span><text:span text:style-name="T18">$decorator</text:span><text:span text:style-name="T16">-&gt;</text:span><text:span text:style-name="T17">count</text:span><text:span text:style-name="T16">()-&gt;</text:span><text:span text:style-name="T17">count</text:span><text:span text:style-name="T16">()-&gt;</text:span><text:span text:style-name="T17">count</text:span><text:span text:style-name="T16">()</text:span><text:span text:style-name="T15">;</text:span><text:span text:style-name="T15"><text:line-break/></text:span><text:span text:style-name="T15"> <text:s text:c="3"/></text:span><text:span text:style-name="T16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Декоратор</text:span></text:p>
          </draw:text-box>
        </draw:frame>
        <draw:frame presentation:style-name="pr4" draw:text-style-name="P6" draw:layer="layout" svg:width="23.4cm" svg:height="15.4cm" svg:x="2.2cm" svg:y="4.8cm" presentation:class="outline" presentation:user-transformed="true">
          <draw:text-box>
            <text:p><text:span text:style-name="T15">&lt;?php</text:span><text:span text:style-name="T15"><text:line-break/></text:span><text:span text:style-name="T15"><text:line-break/></text:span><text:span text:style-name="T15">namespace </text:span><text:span text:style-name="T16">Tests</text:span><text:span text:style-name="T15">;</text:span><text:span text:style-name="T15"><text:line-break/></text:span><text:span text:style-name="T15"><text:line-break/></text:span><text:span text:style-name="T15">use </text:span><text:span text:style-name="T16">Fluent\FluentCounter</text:span><text:span text:style-name="T15">;</text:span><text:span text:style-name="T15"><text:line-break/></text:span><text:span text:style-name="T15">use </text:span><text:span text:style-name="T16">Fluent\FluentCounterDecorator</text:span><text:span text:style-name="T15">;</text:span><text:span text:style-name="T15"><text:line-break/></text:span><text:span text:style-name="T15">use </text:span><text:span text:style-name="T16">PHPUnit\Framework\TestCase</text:span><text:span text:style-name="T15">;</text:span><text:span text:style-name="T15"><text:line-break/></text:span><text:span text:style-name="T15"><text:line-break/></text:span><text:span text:style-name="T15">class </text:span><text:span text:style-name="T16">FluentDecoratorTest </text:span><text:span text:style-name="T15">extends </text:span><text:span text:style-name="T16">TestCase</text:span><text:span text:style-name="T16"><text:line-break/></text:span><text:span text:style-name="T16">{</text:span><text:span text:style-name="T16"><text:line-break/></text:span><text:span text:style-name="T16"><text:line-break/></text:span><text:span text:style-name="T16"> <text:s text:c="3"/></text:span><text:span text:style-name="T15">public function </text:span><text:span text:style-name="T17">testDecorator</text:span><text:span text:style-name="T16">()</text:span><text:span text:style-name="T16"><text:line-break/></text:span><text:span text:style-name="T16"> <text:s text:c="3"/>{</text:span><text:span text:style-name="T16"><text:line-break/></text:span><text:span text:style-name="T16"> <text:s text:c="7"/></text:span><text:span text:style-name="T18">$decorator </text:span><text:span text:style-name="T16">= </text:span><text:span text:style-name="T15">new </text:span><text:span text:style-name="T16">FluentCounterDecorator(</text:span><text:span text:style-name="T15">new </text:span><text:span text:style-name="T16">FluentCounter(</text:span><text:span text:style-name="T19">0</text:span><text:span text:style-name="T16">))</text:span><text:span text:style-name="T15">;</text:span><text:span text:style-name="T15"><text:line-break/></text:span><text:span text:style-name="T15"> <text:s text:c="7"/></text:span><text:span text:style-name="T18">$this</text:span><text:span text:style-name="T16">-&gt;</text:span><text:span text:style-name="T17">expectOutputString</text:span><text:span text:style-name="T16">(str_repeat(FluentCounterDecorator::</text:span><text:span text:style-name="T15">class </text:span><text:span text:style-name="T16">. </text:span><text:span text:style-name="T20">'::count' </text:span><text:span text:style-name="T16">. </text:span><text:span text:style-name="T14">PHP_EOL</text:span><text:span text:style-name="T15">, </text:span><text:span text:style-name="T19">3</text:span><text:span text:style-name="T16">))</text:span><text:span text:style-name="T15">;</text:span><text:span text:style-name="T15"><text:line-break/></text:span><text:span text:style-name="T15"> <text:s text:c="7"/></text:span><text:span text:style-name="T18">$decorator</text:span><text:span text:style-name="T16">-&gt;</text:span><text:span text:style-name="T17">count</text:span><text:span text:style-name="T16">()-&gt;</text:span><text:span text:style-name="T17">count</text:span><text:span text:style-name="T16">()-&gt;</text:span><text:span text:style-name="T17">count</text:span><text:span text:style-name="T16">()</text:span><text:span text:style-name="T15">;</text:span><text:span text:style-name="T15"><text:line-break/></text:span><text:span text:style-name="T15"> <text:s text:c="3"/></text:span><text:span text:style-name="T16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Декоратор</text:span></text:p>
          </draw:text-box>
        </draw:frame>
        <draw:frame presentation:style-name="pr4" draw:text-style-name="P6" draw:layer="layout" svg:width="23.4cm" svg:height="15.4cm" svg:x="2.2cm" svg:y="4.8cm" presentation:class="outline" presentation:user-transformed="true">
          <draw:text-box>
            <text:p><text:span text:style-name="T15">&lt;?php</text:span><text:span text:style-name="T15"><text:line-break/></text:span><text:span text:style-name="T15"><text:line-break/></text:span><text:span text:style-name="T15">namespace </text:span><text:span text:style-name="T16">Tests</text:span><text:span text:style-name="T15">;</text:span><text:span text:style-name="T15"><text:line-break/></text:span><text:span text:style-name="T15"><text:line-break/></text:span><text:span text:style-name="T15">use </text:span><text:span text:style-name="T16">Fluent\FixedFluentCounterDecorator</text:span><text:span text:style-name="T15">;</text:span><text:span text:style-name="T15"><text:line-break/></text:span><text:span text:style-name="T15">use </text:span><text:span text:style-name="T16">Fluent\FluentCounter</text:span><text:span text:style-name="T15">;</text:span><text:span text:style-name="T15"><text:line-break/></text:span><text:span text:style-name="T15">use </text:span><text:span text:style-name="T16">PHPUnit\Framework\TestCase</text:span><text:span text:style-name="T15">;</text:span><text:span text:style-name="T15"><text:line-break/></text:span><text:span text:style-name="T15"><text:line-break/></text:span><text:span text:style-name="T15">class </text:span><text:span text:style-name="T16">FluentDecoratorTest </text:span><text:span text:style-name="T15">extends </text:span><text:span text:style-name="T16">TestCase</text:span><text:span text:style-name="T16"><text:line-break/></text:span><text:span text:style-name="T16">{</text:span><text:span text:style-name="T16"><text:line-break/></text:span><text:span text:style-name="T16"><text:line-break/></text:span><text:span text:style-name="T16"> <text:s text:c="3"/></text:span><text:span text:style-name="T15">public function </text:span><text:span text:style-name="T17">testDecoratorFixed</text:span><text:span text:style-name="T16">()</text:span><text:span text:style-name="T16"><text:line-break/></text:span><text:span text:style-name="T16"> <text:s text:c="3"/>{</text:span><text:span text:style-name="T16"><text:line-break/></text:span><text:span text:style-name="T16"> <text:s text:c="7"/></text:span><text:span text:style-name="T18">$decorator </text:span><text:span text:style-name="T16">= </text:span><text:span text:style-name="T15">new </text:span><text:span text:style-name="T16">FixedFluentCounterDecorator(</text:span><text:span text:style-name="T15">new </text:span><text:span text:style-name="T16">FluentCounter(</text:span><text:span text:style-name="T19">0</text:span><text:span text:style-name="T16">))</text:span><text:span text:style-name="T15">;</text:span><text:span text:style-name="T15"><text:line-break/></text:span><text:span text:style-name="T15"> <text:s text:c="7"/></text:span><text:span text:style-name="T18">$this</text:span><text:span text:style-name="T16">-&gt;</text:span><text:span text:style-name="T17">expectOutputString</text:span><text:span text:style-name="T16">(str_repeat(FixedFluentCounterDecorator::</text:span><text:span text:style-name="T15">class </text:span><text:span text:style-name="T16">. </text:span><text:span text:style-name="T20">'::count' </text:span><text:span text:style-name="T16">. </text:span><text:span text:style-name="T14">PHP_EOL</text:span><text:span text:style-name="T3">, </text:span><text:span text:style-name="T7">3</text:span><text:span text:style-name="T4">))</text:span><text:span text:style-name="T3">;</text:span><text:span text:style-name="T3"><text:line-break/></text:span><text:span text:style-name="T3"> <text:s text:c="7"/></text:span><text:span text:style-name="T5">$decorator</text:span><text:span text:style-name="T4">-&gt;</text:span><text:span text:style-name="T6">count</text:span><text:span text:style-name="T4">()-&gt;</text:span><text:span text:style-name="T6">count</text:span><text:span text:style-name="T4">()-&gt;</text:span><text:span text:style-name="T6">count</text:span><text:span text:style-name="T4">(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Застосування</text:span></text:p>
          </draw:text-box>
        </draw:frame>
        <draw:frame presentation:style-name="pr6" draw:text-style-name="P7" draw:layer="layout" svg:width="25.2cm" svg:height="15.4cm" svg:x="1.4cm" svg:y="4.8cm" presentation:class="outline" presentation:user-transformed="true">
          <draw:text-box>
            <text:list text:style-name="L2">
              <text:list-item>
                <text:p>Часто застосовується при використанні шаблону Build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2">Застосування</text:span></text:p>
          </draw:text-box>
        </draw:frame>
        <draw:frame presentation:style-name="pr4" draw:text-style-name="P6" draw:layer="layout" svg:width="12.4cm" svg:height="15.4cm" svg:x="1.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Fluent</text:span><text:span text:style-name="T3">;</text:span><text:span text:style-name="T3"><text:line-break/></text:span><text:span text:style-name="T3"><text:line-break/></text:span><text:span text:style-name="T3">class </text:span><text:span text:style-name="T4">QueryBuilder</text:span><text:span text:style-name="T4"><text:line-break/></text:span><text:span text:style-name="T4">{</text:span><text:span text:style-name="T4"><text:line-break/></text:span><text:span text:style-name="T4"> <text:s text:c="3"/></text:span><text:span text:style-name="T3">private </text:span><text:span text:style-name="T5">$fields </text:span><text:span text:style-name="T4">= []</text:span><text:span text:style-name="T3">;</text:span><text:span text:style-name="T3"><text:line-break/></text:span><text:span text:style-name="T3"> <text:s text:c="3"/>private </text:span><text:span text:style-name="T5">$from </text:span><text:span text:style-name="T4">= []</text:span><text:span text:style-name="T3">;</text:span><text:span text:style-name="T3"><text:line-break/></text:span><text:span text:style-name="T3"> <text:s text:c="3"/>private </text:span><text:span text:style-name="T5">$where </text:span><text:span text:style-name="T4">= []</text:span><text:span text:style-name="T3">;</text:span><text:span text:style-name="T3"><text:line-break/></text:span><text:span text:style-name="T3"><text:line-break/></text:span><text:span text:style-name="T3"> <text:s text:c="3"/>public function </text:span><text:span text:style-name="T6">select</text:span><text:span text:style-name="T4">(</text:span><text:span text:style-name="T3">array </text:span><text:span text:style-name="T5">$fields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fields </text:span><text:span text:style-name="T4">= </text:span><text:span text:style-name="T5">$fields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from</text:span><text:span text:style-name="T4">(</text:span><text:span text:style-name="T3">string </text:span><text:span text:style-name="T5">$table</text:span><text:span text:style-name="T3">, string </text:span><text:span text:style-name="T5">$alias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from</text:span><text:span text:style-name="T4">[] = </text:span><text:span text:style-name="T5">$table</text:span><text:span text:style-name="T4">.</text:span><text:span text:style-name="T8">' AS '</text:span><text:span text:style-name="T4">.</text:span><text:span text:style-name="T5">$alias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where</text:span><text:span text:style-name="T4">(</text:span><text:span text:style-name="T3">string </text:span><text:span text:style-name="T5">$condition</text:span><text:span text:style-name="T4">): </text:span><text:span text:style-name="T3">self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5">$this</text:span><text:span text:style-name="T4">-&gt;</text:span><text:span text:style-name="T5">where</text:span><text:span text:style-name="T4">[] = </text:span><text:span text:style-name="T5">$condition</text:span><text:span text:style-name="T3">;</text:span><text:span text:style-name="T3"><text:line-break/></text:span><text:span text:style-name="T3"> <text:s text:c="7"/>return </text:span><text:span text:style-name="T5">$this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__toString</text:span><text:span text:style-name="T4">(): </text:span><text:span text:style-name="T3">string</text:span><text:span text:style-name="T3"><text:line-break/></text:span><text:span text:style-name="T3"> <text:s text:c="3"/></text:span><text:span text:style-name="T4">{</text:span><text:span text:style-name="T4"><text:line-break/></text:span><text:span text:style-name="T4"> <text:s text:c="7"/></text:span><text:span text:style-name="T3">return </text:span><text:span text:style-name="T4">sprintf(</text:span><text:span text:style-name="T4"><text:line-break/></text:span><text:span text:style-name="T4"> <text:s text:c="11"/></text:span><text:span text:style-name="T8">'SELECT %s FROM %s WHERE %s'</text:span><text:span text:style-name="T3">,</text:span><text:span text:style-name="T3"><text:line-break/></text:span><text:span text:style-name="T3"> <text:s text:c="11"/></text:span><text:span text:style-name="T4">join(</text:span><text:span text:style-name="T8">', '</text:span><text:span text:style-name="T3">, </text:span><text:span text:style-name="T5">$this</text:span><text:span text:style-name="T4">-&gt;</text:span><text:span text:style-name="T5">fields</text:span><text:span text:style-name="T4">)</text:span><text:span text:style-name="T3">,</text:span><text:span text:style-name="T3"><text:line-break/></text:span><text:span text:style-name="T3"> <text:s text:c="11"/></text:span><text:span text:style-name="T4">join(</text:span><text:span text:style-name="T8">', '</text:span><text:span text:style-name="T3">, </text:span><text:span text:style-name="T5">$this</text:span><text:span text:style-name="T4">-&gt;</text:span><text:span text:style-name="T5">from</text:span><text:span text:style-name="T4">)</text:span><text:span text:style-name="T3">,</text:span><text:span text:style-name="T3"><text:line-break/></text:span><text:span text:style-name="T3"> <text:s text:c="11"/></text:span><text:span text:style-name="T4">join(</text:span><text:span text:style-name="T8">' AND '</text:span><text:span text:style-name="T3">, </text:span><text:span text:style-name="T5">$this</text:span><text:span text:style-name="T4">-&gt;</text:span><text:span text:style-name="T5">where</text:span><text:span text:style-name="T4">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</draw:text-box>
        </draw:frame>
        <draw:frame presentation:style-name="pr4" draw:text-style-name="P9" draw:layer="layout" svg:width="12.4cm" svg:height="15.4cm" svg:x="14cm" svg:y="4.8cm" presentation:class="outline" presentation:user-transformed="true">
          <draw:text-box>
            <text:p><text:span text:style-name="T3">&lt;?php</text:span><text:span text:style-name="T3"><text:line-break/></text:span><text:span text:style-name="T3"><text:line-break/></text:span><text:span text:style-name="T3">namespace </text:span><text:span text:style-name="T4">Tests</text:span><text:span text:style-name="T3">;</text:span><text:span text:style-name="T3"><text:line-break/></text:span><text:span text:style-name="T3"><text:line-break/></text:span><text:span text:style-name="T3">use </text:span><text:span text:style-name="T4">Fluent\QueryBuilder</text:span><text:span text:style-name="T3">;</text:span><text:span text:style-name="T3"><text:line-break/></text:span><text:span text:style-name="T3">use </text:span><text:span text:style-name="T4">PHPUnit\Framework\TestCase</text:span><text:span text:style-name="T3">;</text:span><text:span text:style-name="T3"><text:line-break/></text:span><text:span text:style-name="T3"><text:line-break/></text:span><text:span text:style-name="T3">class </text:span><text:span text:style-name="T4">QueryBuilderTest </text:span><text:span text:style-name="T3">extends </text:span><text:span text:style-name="T4">TestCase</text:span><text:span text:style-name="T4"><text:line-break/></text:span><text:span text:style-name="T4">{</text:span><text:span text:style-name="T4"><text:line-break/></text:span><text:span text:style-name="T4"><text:line-break/></text:span><text:span text:style-name="T4"> <text:s text:c="3"/></text:span><text:span text:style-name="T3">public function </text:span><text:span text:style-name="T6">testQueryBuilder</text:span><text:span text:style-name="T4">()</text:span><text:span text:style-name="T4"><text:line-break/></text:span><text:span text:style-name="T4"> <text:s text:c="3"/>{</text:span><text:span text:style-name="T4"><text:line-break/></text:span><text:span text:style-name="T4"> <text:s text:c="7"/></text:span><text:span text:style-name="T5">$queryBuilder </text:span><text:span text:style-name="T4">= </text:span><text:span text:style-name="T3">new </text:span><text:span text:style-name="T4">QueryBuilder()</text:span><text:span text:style-name="T3">;</text:span><text:span text:style-name="T3"><text:line-break/></text:span><text:span text:style-name="T3"> <text:s text:c="7"/></text:span><text:span text:style-name="T5">$queryBuilder</text:span><text:span text:style-name="T4">-&gt;</text:span><text:span text:style-name="T6">select</text:span><text:span text:style-name="T4">([</text:span><text:span text:style-name="T8">'u.id'</text:span><text:span text:style-name="T3">, </text:span><text:span text:style-name="T8">'u.name'</text:span><text:span text:style-name="T4">])</text:span><text:span text:style-name="T4"><text:line-break/></text:span><text:span text:style-name="T4"> <text:s text:c="11"/>-&gt;</text:span><text:span text:style-name="T6">from</text:span><text:span text:style-name="T4">(</text:span><text:span text:style-name="T8">'users'</text:span><text:span text:style-name="T3">, </text:span><text:span text:style-name="T8">'u'</text:span><text:span text:style-name="T4">)</text:span><text:span text:style-name="T4"><text:line-break/></text:span><text:span text:style-name="T4"> <text:s text:c="11"/>-&gt;</text:span><text:span text:style-name="T6">where</text:span><text:span text:style-name="T4">(</text:span><text:span text:style-name="T8">'u.id = 2'</text:span><text:span text:style-name="T4">)</text:span><text:span text:style-name="T3">;</text:span><text:span text:style-name="T3"><text:line-break/></text:span><text:span text:style-name="T3"> <text:s text:c="7"/></text:span><text:span text:style-name="T5">$this</text:span><text:span text:style-name="T4">-&gt;</text:span><text:span text:style-name="T6">assertEquals</text:span><text:span text:style-name="T4">(</text:span><text:span text:style-name="T4"><text:line-break/></text:span><text:span text:style-name="T4"> <text:s text:c="11"/></text:span><text:span text:style-name="T8">'SELECT u.id, u.name FROM users AS u WHERE </text:span><text:span text:style-name="T8">u.id = 2'</text:span><text:span text:style-name="T3">,</text:span><text:span text:style-name="T3"><text:line-break/></text:span><text:span text:style-name="T3"> <text:s text:c="11"/></text:span><text:span text:style-name="T4">strval(</text:span><text:span text:style-name="T5">$queryBuilder</text:span><text:span text:style-name="T4">)</text:span><text:span text:style-name="T4"><text:line-break/></text:span><text:span text:style-name="T4"> <text:s text:c="7"/>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<text:line-break/></text:span><text:span text:style-name="T4">}</text:span></text:p>
            <text:p><text:span text:style-name="T4"/></text:p>
            <text:p><text:span text:style-name="T4"/></text:p>
            <text:p><text:span text:style-name="T4"/></text:p>
            <text:p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_27_єкт_20_без_20_заповнення_20_і_20_ліній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3:05:42.642489718</meta:creation-date>
    <meta:editing-duration>PT1H29M8S</meta:editing-duration>
    <meta:editing-cycles>9</meta:editing-cycles>
    <meta:generator>LibreOffice/6.0.7.3$Linux_X86_64 LibreOffice_project/00m0$Build-3</meta:generator>
    <dc:title>Lights</dc:title>
    <dc:date>2019-10-27T22:31:52.038117536</dc:date>
    <meta:document-statistic meta:object-count="104"/>
  </office:meta>
</office:document-meta>
</file>